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6.99pt"/>
    </style:style>
    <style:style style:name="co2" style:family="table-column">
      <style:table-column-properties fo:break-before="auto" style:column-width="43.71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70.6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Question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s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CLA - Econ 102 - Fall 2018 - Geerolf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Problem Set 3 - 2 period optimization, OLG mode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Question 1.5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β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y0</text:p>
          </table:table-cell>
          <table:table-cell table:style-name="ce10" office:value-type="currency" office:currency="USD" office:value="90000" calcext:value-type="currency">
            <text:p>$90,000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Consumption in the initial period t = 0</text:p>
          </table:table-cell>
          <table:covered-table-cell table:number-columns-repeated="5"/>
          <table:table-cell/>
          <table:table-cell table:style-name="ce9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2" office:value-type="string" calcext:value-type="string" table:number-columns-spanned="2" table:number-rows-spanned="1">
            <text:p>Interest Rate R</text:p>
          </table:table-cell>
          <table:covered-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office:value-type="percentage" office:value="0.01" calcext:value-type="percentage">
            <text:p>1%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11" office:value-type="string" calcext:value-type="string">
            <text:p>$ Change</text:p>
          </table:table-cell>
          <table:table-cell table:style-name="ce11" office:value-type="string" calcext:value-type="string">
            <text:p>% Chang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3">
            <text:p>σ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table:formula="of:=([.$B$5]+[.$B$6]+[.$B$7]/(1+[.C$10]))/(1+([.$B$4]^(1/[.$B11]))*(1+[.C$10])^(1/[.$B11]-1))" office:value-type="float" office:value="44776.1194029851" calcext:value-type="float">
            <text:p>$44,776</text:p>
          </table:table-cell>
          <table:table-cell table:style-name="ce14" table:formula="of:=([.$B$5]+[.$B$6]+[.$B$7]/(1+[.D$10]))/(1+([.$B$4]^(1/[.$B11]))*(1+[.D$10])^(1/[.$B11]-1))" office:value-type="float" office:value="44554.4554455446" calcext:value-type="float">
            <text:p>$44,554</text:p>
          </table:table-cell>
          <table:table-cell table:style-name="ce14" table:formula="of:=[.D11]-[.C11]" office:value-type="float" office:value="-221.663957440527" calcext:value-type="float">
            <text:p>-$222</text:p>
          </table:table-cell>
          <table:table-cell table:style-name="ce15" table:formula="of:=([.D11]-[.C11])/[.C11]" office:value-type="percentage" office:value="-0.00495049504950511" calcext:value-type="percentage">
            <text:p>-0.50%</text:p>
          </table:table-cell>
          <table:table-cell table:number-columns-repeated="1018"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14" table:formula="of:=([.$B$5]+[.$B$6]+[.$B$7]/(1+[.C$10]))/(1+([.$B$4]^(1/[.$B12]))*(1+[.C$10])^(1/[.$B12]-1))" office:value-type="float" office:value="45000" calcext:value-type="float">
            <text:p>$45,000</text:p>
          </table:table-cell>
          <table:table-cell table:style-name="ce14" table:formula="of:=([.$B$5]+[.$B$6]+[.$B$7]/(1+[.D$10]))/(1+([.$B$4]^(1/[.$B12]))*(1+[.D$10])^(1/[.$B12]-1))" office:value-type="float" office:value="45000" calcext:value-type="float">
            <text:p>$45,000</text:p>
          </table:table-cell>
          <table:table-cell table:style-name="ce14" table:formula="of:=[.D12]-[.C12]" office:value-type="float" office:value="0" calcext:value-type="float">
            <text:p>$0</text:p>
          </table:table-cell>
          <table:table-cell table:style-name="ce15" table:formula="of:=([.D12]-[.C12])/[.C12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covered-table-cell/>
          <table:table-cell table:style-name="ce11" office:value-type="float" office:value="2" calcext:value-type="float">
            <text:p>2</text:p>
          </table:table-cell>
          <table:table-cell table:style-name="ce14" table:formula="of:=([.$B$5]+[.$B$6]+[.$B$7]/(1+[.C$10]))/(1+([.$B$4]^(1/[.$B13]))*(1+[.C$10])^(1/[.$B13]-1))" office:value-type="float" office:value="45111.9409911988" calcext:value-type="float">
            <text:p>$45,112</text:p>
          </table:table-cell>
          <table:table-cell table:style-name="ce14" table:formula="of:=([.$B$5]+[.$B$6]+[.$B$7]/(1+[.D$10]))/(1+([.$B$4]^(1/[.$B13]))*(1+[.D$10])^(1/[.$B13]-1))" office:value-type="float" office:value="45222.7777370649" calcext:value-type="float">
            <text:p>$45,223</text:p>
          </table:table-cell>
          <table:table-cell table:style-name="ce14" table:formula="of:=[.D13]-[.C13]" office:value-type="float" office:value="110.836745866167" calcext:value-type="float">
            <text:p>$111</text:p>
          </table:table-cell>
          <table:table-cell table:style-name="ce15" table:formula="of:=([.D13]-[.C13])/[.C13]" office:value-type="percentage" office:value="0.0024569270004984" calcext:value-type="percentage">
            <text:p>0.25%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Consumption in the final period t = 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2" office:value-type="string" calcext:value-type="string" table:number-columns-spanned="2" table:number-rows-spanned="1">
            <text:p>Interest Rate R</text:p>
          </table:table-cell>
          <table:covered-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13" office:value-type="percentage" office:value="0.01" calcext:value-type="percentage">
            <text:p>1%</text:p>
          </table:table-cell>
          <table:table-cell table:style-name="ce13" office:value-type="percentage" office:value="0.02" calcext:value-type="percentage">
            <text:p>2%</text:p>
          </table:table-cell>
          <table:table-cell table:style-name="ce11" office:value-type="string" calcext:value-type="string">
            <text:p>$ Change</text:p>
          </table:table-cell>
          <table:table-cell table:style-name="ce11" office:value-type="string" calcext:value-type="string">
            <text:p>% Chang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3">
            <text:p>σ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table:formula="of:=(([.$B$4]^(1/[.$B18]))*(1+[.C$17])^(1/[.$B18]))*([.$B$5]+[.$B$6]+[.$B$7]/(1+[.C$17]))/(1+([.$B$4]^(1/[.$B18]))*(1+[.C$17])^(1/[.$B18]-1))" office:value-type="float" office:value="45676.1194029851" calcext:value-type="float">
            <text:p>$45,676</text:p>
          </table:table-cell>
          <table:table-cell table:style-name="ce14" table:formula="of:=(([.$B$4]^(1/[.$B18]))*(1+[.D$17])^(1/[.$B18]))*([.$B$5]+[.$B$6]+[.$B$7]/(1+[.D$17]))/(1+([.$B$4]^(1/[.$B18]))*(1+[.D$17])^(1/[.$B18]-1))" office:value-type="float" office:value="46354.4554455446" calcext:value-type="float">
            <text:p>$46,354</text:p>
          </table:table-cell>
          <table:table-cell table:style-name="ce14" table:formula="of:=[.D18]-[.C18]" office:value-type="float" office:value="678.336042559473" calcext:value-type="float">
            <text:p>$678</text:p>
          </table:table-cell>
          <table:table-cell table:style-name="ce15" table:formula="of:=([.D18]-[.C18])/[.C18]" office:value-type="percentage" office:value="0.0148509998534407" calcext:value-type="percentage">
            <text:p>1.49%</text:p>
          </table:table-cell>
          <table:table-cell table:number-columns-repeated="1018"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14" table:formula="of:=(([.$B$4]^(1/[.$B19]))*(1+[.C$17])^(1/[.$B19]))*([.$B$5]+[.$B$6]+[.$B$7]/(1+[.C$17]))/(1+([.$B$4]^(1/[.$B19]))*(1+[.C$17])^(1/[.$B19]-1))" office:value-type="float" office:value="45450" calcext:value-type="float">
            <text:p>$45,450</text:p>
          </table:table-cell>
          <table:table-cell table:style-name="ce14" table:formula="of:=(([.$B$4]^(1/[.$B19]))*(1+[.D$17])^(1/[.$B19]))*([.$B$5]+[.$B$6]+[.$B$7]/(1+[.D$17]))/(1+([.$B$4]^(1/[.$B19]))*(1+[.D$17])^(1/[.$B19]-1))" office:value-type="float" office:value="45900" calcext:value-type="float">
            <text:p>$45,900</text:p>
          </table:table-cell>
          <table:table-cell table:style-name="ce14" table:formula="of:=[.D19]-[.C19]" office:value-type="float" office:value="450" calcext:value-type="float">
            <text:p>$450</text:p>
          </table:table-cell>
          <table:table-cell table:style-name="ce15" table:formula="of:=([.D19]-[.C19])/[.C19]" office:value-type="percentage" office:value="0.0099009900990099" calcext:value-type="percentage">
            <text:p>0.99%</text:p>
          </table:table-cell>
          <table:table-cell table:number-columns-repeated="1018"/>
        </table:table-row>
        <table:table-row table:style-name="ro1">
          <table:covered-table-cell/>
          <table:table-cell table:style-name="ce11" office:value-type="float" office:value="2" calcext:value-type="float">
            <text:p>2</text:p>
          </table:table-cell>
          <table:table-cell table:style-name="ce14" table:formula="of:=(([.$B$4]^(1/[.$B20]))*(1+[.C$17])^(1/[.$B20]))*([.$B$5]+[.$B$6]+[.$B$7]/(1+[.C$17]))/(1+([.$B$4]^(1/[.$B20]))*(1+[.C$17])^(1/[.$B20]-1))" office:value-type="float" office:value="45336.9395988893" calcext:value-type="float">
            <text:p>$45,337</text:p>
          </table:table-cell>
          <table:table-cell table:style-name="ce14" table:formula="of:=(([.$B$4]^(1/[.$B20]))*(1+[.D$17])^(1/[.$B20]))*([.$B$5]+[.$B$6]+[.$B$7]/(1+[.D$17]))/(1+([.$B$4]^(1/[.$B20]))*(1+[.D$17])^(1/[.$B20]-1))" office:value-type="float" office:value="45672.7667081938" calcext:value-type="float">
            <text:p>$45,673</text:p>
          </table:table-cell>
          <table:table-cell table:style-name="ce14" table:formula="of:=[.D20]-[.C20]" office:value-type="float" office:value="335.827109304533" calcext:value-type="float">
            <text:p>$336</text:p>
          </table:table-cell>
          <table:table-cell table:style-name="ce15" table:formula="of:=([.D20]-[.C20])/[.C20]" office:value-type="percentage" office:value="0.00740736168510062" calcext:value-type="percentage">
            <text:p>0.74%</text:p>
          </table:table-cell>
          <table:table-cell table:number-columns-repeated="1018"/>
        </table:table-row>
        <table:table-row table:style-name="ro1" table:number-rows-repeated="17">
          <table:table-cell/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8"/>
          <table:table-cell table:style-name="ce9" table:number-columns-repeated="5"/>
          <table:table-cell table:number-columns-repeated="1018"/>
        </table:table-row>
        <table:table-row table:style-name="ro1" table:number-rows-repeated="962">
          <table:table-cell/>
          <table:table-cell table:style-name="ce9" table:number-columns-repeated="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$</number:currency-symbol>
      <number:number number:decimal-places="0" loext:min-decimal-places="0" number:min-integer-digits="1" number:grouping="true"/>
    </number:currency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